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anaeldamette.github.io/AnaelDamette_3_06-11-2020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09:40:14.248000000</meta:creation-date>
    <dc:date>2020-12-08T09:40:51.867000000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57" meta:non-whitespace-character-count="57"/>
    <meta:generator>LibreOffice/7.0.3.1$Windows_X86_64 LibreOffice_project/d7547858d014d4cf69878db179d326fc3483e082</meta:generator>
  </office:meta>
</office:document-meta>
</file>